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sans-serif" svg:font-family="sans-serif"/>
    <style:font-face style:name="serif-Serif" svg:font-family="serif-Serif" style:font-family-generic="roman"/>
    <style:font-face style:name="Sans-serfi" svg:font-family="Sans-serfi" style:font-family-generic="swiss"/>
    <style:font-face style:name="Sans-serif" svg:font-family="Sans-serif" style:font-family-generic="swiss"/>
    <style:font-face style:name="sans- Serif" svg:font-family="'sans- Serif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/>
    </style:style>
    <style:style style:name="P2" style:family="paragraph" style:parent-style-name="Standard">
      <style:text-properties style:font-name="sans-serif" fo:font-size="9pt" style:font-size-asian="9pt" style:font-size-complex="9pt"/>
    </style:style>
    <style:style style:name="P3" style:family="paragraph" style:parent-style-name="Standard">
      <style:text-properties style:font-name="sans-serif" fo:font-size="9pt" officeooo:paragraph-rsid="006acd8f" style:font-size-asian="9pt" style:font-size-complex="9pt"/>
    </style:style>
    <style:style style:name="P4" style:family="paragraph" style:parent-style-name="Standard">
      <style:text-properties style:font-name="sans-serif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paragraph-rsid="000f4aac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sans-serif" fo:font-size="9pt" fo:font-weight="bold" officeooo:paragraph-rsid="00580510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13.5pt" officeooo:paragraph-rsid="000f4aac"/>
    </style:style>
    <style:style style:name="P8" style:family="paragraph" style:parent-style-name="Standard">
      <style:text-properties style:font-name="sans-serif" fo:font-size="12pt"/>
    </style:style>
    <style:style style:name="P9" style:family="paragraph" style:parent-style-name="Standard">
      <style:text-properties style:font-name="sans-serif" fo:font-size="12pt" officeooo:paragraph-rsid="00110a9f"/>
    </style:style>
    <style:style style:name="P10" style:family="paragraph" style:parent-style-name="Standard">
      <style:text-properties style:font-name="sans-serif" fo:font-size="12pt" officeooo:paragraph-rsid="00121f2b"/>
    </style:style>
    <style:style style:name="P11" style:family="paragraph" style:parent-style-name="Standard">
      <style:text-properties style:font-name="sans-serif" fo:font-size="12pt" officeooo:paragraph-rsid="0013f11e"/>
    </style:style>
    <style:style style:name="P12" style:family="paragraph" style:parent-style-name="Standard">
      <style:text-properties style:font-name="sans-serif"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paragraph-rsid="001934f7" style:font-size-asian="9pt" style:font-weight-asian="bold" style:font-size-complex="9pt" style:font-weight-complex="bold"/>
    </style:style>
    <style:style style:name="P16" style:family="paragraph" style:parent-style-name="Standard">
      <style:text-properties fo:font-size="9pt" fo:font-weight="bold" officeooo:paragraph-rsid="0013f11e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/>
    </style:style>
    <style:style style:name="P18" style:family="paragraph" style:parent-style-name="Standard">
      <style:text-properties style:font-name="Sans-serif" fo:font-size="13.5pt"/>
    </style:style>
    <style:style style:name="P19" style:family="paragraph" style:parent-style-name="Standard">
      <style:text-properties style:font-name="Sans-serif" fo:font-size="9pt"/>
    </style:style>
    <style:style style:name="P20" style:family="paragraph" style:parent-style-name="Standard">
      <style:text-properties style:font-name="Sans-serif" fo:font-size="9pt" style:font-size-asian="9pt" style:font-size-complex="9pt"/>
    </style:style>
    <style:style style:name="P21" style:family="paragraph" style:parent-style-name="Standard">
      <style:text-properties style:font-name="Sans-serif" fo:font-size="9pt" officeooo:paragraph-rsid="000f4aac" style:font-size-asian="9pt" style:font-size-complex="9pt"/>
    </style:style>
    <style:style style:name="P22" style:family="paragraph" style:parent-style-name="Standard">
      <style:text-properties style:font-name="Sans-serif" fo:font-size="9pt" officeooo:paragraph-rsid="00533f67" style:font-size-asian="9pt" style:font-size-complex="9pt"/>
    </style:style>
    <style:style style:name="P23" style:family="paragraph" style:parent-style-name="Standard">
      <style:text-properties style:font-name="Sans-serif" fo:font-size="9pt" officeooo:paragraph-rsid="006ea1b0" style:font-size-asian="9pt" style:font-size-complex="9pt"/>
    </style:style>
    <style:style style:name="P24" style:family="paragraph" style:parent-style-name="Standard">
      <style:text-properties style:font-name="Sans-serif" fo:font-size="9pt" style:font-size-asian="7.84999990463257pt" style:font-size-complex="9pt"/>
    </style:style>
    <style:style style:name="P25" style:family="paragraph" style:parent-style-name="Standard">
      <style:text-properties style:font-name="Sans-serif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style:text-properties style:font-name="Sans-serif" fo:font-size="9pt" fo:font-weight="bold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weight="bold" officeooo:paragraph-rsid="000f4aac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Sans-serif" fo:font-size="12pt"/>
    </style:style>
    <style:style style:name="P29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Sans-serif" fo:font-size="12pt" style:font-size-asian="12pt" style:font-size-complex="12pt"/>
    </style:style>
    <style:style style:name="P31" style:family="paragraph" style:parent-style-name="Standard">
      <style:text-properties style:font-name="Sans-serif" fo:font-size="15pt" fo:font-weight="bold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Sans-serif" fo:font-size="15pt" fo:font-weight="bold" officeooo:paragraph-rsid="007c89e9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Sans-serif" fo:font-size="15pt" officeooo:paragraph-rsid="007c89e9"/>
    </style:style>
    <style:style style:name="P34" style:family="paragraph" style:parent-style-name="Standard">
      <style:text-properties style:font-name="Sans-serif" officeooo:paragraph-rsid="000f4aac"/>
    </style:style>
    <style:style style:name="P35" style:family="paragraph" style:parent-style-name="Standard">
      <style:text-properties officeooo:paragraph-rsid="0013f11e"/>
    </style:style>
    <style:style style:name="P36" style:family="paragraph" style:parent-style-name="Standard">
      <style:text-properties officeooo:paragraph-rsid="002052ed"/>
    </style:style>
    <style:style style:name="P37" style:family="paragraph" style:parent-style-name="Standard">
      <style:text-properties style:font-name="sans-Serif" fo:font-size="12pt"/>
    </style:style>
    <style:style style:name="P38" style:family="paragraph" style:parent-style-name="Standard">
      <style:text-properties style:font-name="sans-Serif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sans-Serif" fo:font-size="9pt"/>
    </style:style>
    <style:style style:name="P40" style:family="paragraph" style:parent-style-name="Standard">
      <style:text-properties style:font-name="sans-Serif" fo:font-size="9pt" style:font-size-asian="9pt" style:font-size-complex="9pt"/>
    </style:style>
    <style:style style:name="P41" style:family="paragraph" style:parent-style-name="Standard">
      <style:text-properties style:font-name="sans-Serif" fo:font-size="15pt" fo:font-weight="bold" style:font-size-asian="15pt" style:font-weight-asian="bold" style:font-size-complex="15pt" style:font-weight-complex="bold"/>
    </style:style>
    <style:style style:name="P42" style:family="paragraph" style:parent-style-name="Standard">
      <style:text-properties officeooo:paragraph-rsid="00735369"/>
    </style:style>
    <style:style style:name="P43" style:family="paragraph" style:parent-style-name="Standard">
      <style:text-properties officeooo:paragraph-rsid="007c89e9"/>
    </style:style>
    <style:style style:name="P44" style:family="paragraph" style:parent-style-name="Standard">
      <style:text-properties officeooo:paragraph-rsid="007d0f15"/>
    </style:style>
    <style:style style:name="P4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Sans-serif" fo:font-size="15pt" fo:font-style="normal" style:text-underline-style="none" fo:font-weight="bold" style:text-blinking="false" fo:background-color="transparent" style:font-size-asian="15pt" style:font-size-complex="15pt"/>
    </style:style>
    <style:style style:name="P4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Sans-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>
      <style:paragraph-properties fo:margin-top="0cm" fo:margin-bottom="0cm" style:contextual-spacing="false" fo:line-height="138%" style:writing-mode="lr-tb"/>
      <style:text-properties style:font-name="Sans-serif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style:font-name="Sans-serif" fo:font-size="10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sans-serif" fo:font-size="12pt" fo:font-weight="bold" officeooo:rsid="001d4de1" style:font-size-asian="12pt" style:font-weight-asian="bold" style:font-size-complex="12pt" style:font-weight-complex="bold"/>
    </style:style>
    <style:style style:name="T9" style:family="text">
      <style:text-properties style:font-name="sans-serif" fo:font-size="12pt" fo:font-weight="bold" officeooo:rsid="001e4c3d" style:font-size-asian="12pt" style:font-weight-asian="bold" style:font-size-complex="12pt" style:font-weight-complex="bold"/>
    </style:style>
    <style:style style:name="T10" style:family="text">
      <style:text-properties style:font-name="sans-serif" fo:font-size="12pt" style:font-size-asian="12pt" style:font-size-complex="12pt"/>
    </style:style>
    <style:style style:name="T11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sans-serif" fo:font-size="9pt" fo:font-weight="bold" officeooo:rsid="002052ed" style:font-size-asian="9pt" style:font-weight-asian="bold" style:font-size-complex="9pt" style:font-weight-complex="bold"/>
    </style:style>
    <style:style style:name="T13" style:family="text">
      <style:text-properties style:font-name="sans-serif" fo:font-size="9pt" fo:font-weight="bold" officeooo:rsid="00235169" style:font-size-asian="9pt" style:font-weight-asian="bold" style:font-size-complex="9pt" style:font-weight-complex="bold"/>
    </style:style>
    <style:style style:name="T14" style:family="text">
      <style:text-properties style:font-name="sans-serif" fo:font-size="9pt" style:font-size-asian="9pt" style:font-size-complex="9pt"/>
    </style:style>
    <style:style style:name="T15" style:family="text">
      <style:text-properties style:font-name="sans-serif" fo:font-size="9pt" officeooo:rsid="001d4de1" style:font-size-asian="9pt" style:font-size-complex="9pt"/>
    </style:style>
    <style:style style:name="T16" style:family="text">
      <style:text-properties style:font-name="sans-serif" fo:font-size="13.5pt"/>
    </style:style>
    <style:style style:name="T17" style:family="text">
      <style:text-properties style:font-name="sans-serif" fo:font-weight="bold" style:font-weight-asian="bold" style:font-weight-complex="bold"/>
    </style:style>
    <style:style style:name="T18" style:family="text">
      <style:text-properties style:font-name="sans-serif" fo:font-weight="bold" style:font-size-asian="9pt" style:font-weight-asian="bold" style:font-size-complex="9pt" style:font-weight-complex="bold"/>
    </style:style>
    <style:style style:name="T19" style:family="text">
      <style:text-properties style:font-name="sans-serif" officeooo:rsid="001eb3f8"/>
    </style:style>
    <style:style style:name="T20" style:family="text">
      <style:text-properties style:font-name="sans-serif" officeooo:rsid="0020c2a7"/>
    </style:style>
    <style:style style:name="T21" style:family="text">
      <style:text-properties style:font-name="sans-serif" style:font-size-asian="9pt" style:font-size-complex="9pt"/>
    </style:style>
    <style:style style:name="T22" style:family="text">
      <style:text-properties style:font-name="sans-serif" fo:font-size="15pt" fo:font-weight="bold" style:font-size-asian="9pt" style:font-weight-asian="bold" style:font-size-complex="9pt" style:font-weight-complex="bold"/>
    </style:style>
    <style:style style:name="T23" style:family="text">
      <style:text-properties style:font-name="sans-serif" fo:font-size="24.75pt"/>
    </style:style>
    <style:style style:name="T24" style:family="text">
      <style:text-properties fo:font-size="13.5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style:font-size-asian="10.5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size-asian="12pt" style:font-weight-asian="bold" style:font-size-complex="12pt" style:font-weight-complex="bold"/>
    </style:style>
    <style:style style:name="T29" style:family="text">
      <style:text-properties fo:font-weight="bold" officeooo:rsid="001d4de1" style:font-size-asian="12pt" style:font-weight-asian="bold" style:font-size-complex="12pt" style:font-weight-complex="bold"/>
    </style:style>
    <style:style style:name="T30" style:family="text">
      <style:text-properties fo:font-weight="bold" style:font-size-asian="9pt" style:font-weight-asian="bold" style:font-size-complex="9pt" style:font-weight-complex="bold"/>
    </style:style>
    <style:style style:name="T31" style:family="text">
      <style:text-properties fo:font-weight="bold" style:font-size-asian="15pt" style:font-weight-asian="bold" style:font-size-complex="15pt" style:font-weight-complex="bol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0f4aac" style:font-size-asian="9pt" style:font-weight-asian="bold" style:font-size-complex="9pt" style:font-weight-complex="bold"/>
    </style:style>
    <style:style style:name="T35" style:family="text">
      <style:text-properties fo:font-size="9pt" fo:font-weight="normal" style:font-size-asian="9pt" style:font-weight-asian="normal" style:font-size-complex="9pt" style:font-weight-complex="normal"/>
    </style:style>
    <style:style style:name="T36" style:family="text">
      <style:text-properties fo:font-size="9pt" style:font-size-asian="7.84999990463257pt" style:font-size-complex="9pt"/>
    </style:style>
    <style:style style:name="T37" style:family="text">
      <style:text-properties style:font-size-asian="9pt" style:font-size-complex="9pt"/>
    </style:style>
    <style:style style:name="T38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Sans-serif" fo:font-size="12pt" fo:font-weight="bold" officeooo:rsid="002052ed" style:font-size-asian="12pt" style:font-weight-asian="bold" style:font-size-complex="12pt" style:font-weight-complex="bold"/>
    </style:style>
    <style:style style:name="T40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41" style:family="text">
      <style:text-properties style:font-name="Sans-serif" fo:font-size="9pt" style:font-size-asian="9pt" style:font-size-complex="9pt"/>
    </style:style>
    <style:style style:name="T42" style:family="text">
      <style:text-properties style:font-name="Sans-serif" fo:font-weight="bold" style:font-weight-asian="bold" style:font-weight-complex="bold"/>
    </style:style>
    <style:style style:name="T43" style:family="text">
      <style:text-properties style:font-name="Sans-serif" fo:font-weight="bold" style:font-size-asian="12pt" style:font-weight-asian="bold" style:font-size-complex="12pt" style:font-weight-complex="bold"/>
    </style:style>
    <style:style style:name="T44" style:family="text">
      <style:text-properties officeooo:rsid="000f4aac"/>
    </style:style>
    <style:style style:name="T45" style:family="text">
      <style:text-properties style:font-name="Sans-serfi"/>
    </style:style>
    <style:style style:name="T46" style:family="text">
      <style:text-properties style:font-name="Sans-serfi" fo:font-weight="bold" style:font-weight-asian="bold" style:font-weight-complex="bold"/>
    </style:style>
    <style:style style:name="T47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48" style:family="text">
      <style:text-properties style:font-name="sans-Serif" fo:font-size="9pt" style:font-size-asian="9pt" style:font-size-complex="9pt"/>
    </style:style>
    <style:style style:name="T49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sans-Serif" fo:font-weight="bold" style:font-weight-asian="bold" style:font-weight-complex="bold"/>
    </style:style>
    <style:style style:name="T51" style:family="text">
      <style:text-properties style:font-name="sans-Serif" fo:font-size="15pt" fo:font-weight="bold" style:font-size-asian="15pt" style:font-weight-asian="bold" style:font-size-complex="15pt" style:font-weight-complex="bold"/>
    </style:style>
    <style:style style:name="T52" style:family="text">
      <style:text-properties style:font-name="serif-Serif" fo:font-weight="bold" style:font-weight-asian="bold" style:font-weight-complex="bold"/>
    </style:style>
    <style:style style:name="T53" style:family="text">
      <style:text-properties style:font-name="sans- Serif" fo:font-weight="bold" style:font-weight-asian="bold" style:font-weight-complex="bold"/>
    </style:style>
    <style:style style:name="T54" style:family="text">
      <style:text-properties style:font-name="sans- Serif" fo:font-weight="bold" officeooo:rsid="007c89e9" style:font-weight-asian="bold" style:font-weight-complex="bold"/>
    </style:style>
    <style:style style:name="T55" style:family="text">
      <style:text-properties officeooo:rsid="0081db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 text:name="docs-internal-guid-7fcd4f0a-7271-c814-c715-043ecc8ea869"/>BREAKFAST</text:p>
      <text:p text:style-name="P47"><text:span text:style-name="T2"><text:tab/></text:span><text:span text:style-name="T3">VIENNOISERIE</text:span></text:p>
      <text:p text:style-name="P46"><text:tab/><text:tab/>croissants (almond, butter, cheese, zaatar) &amp; pain au chocolat - AED 12</text:p>
      <text:p text:style-name="P48"><text:span text:style-name="T1"><text:tab/></text:span><text:span text:style-name="T25">FRUITS &amp; GRAINS</text:span></text:p>
      <text:p text:style-name="P18"><text:tab/><text:tab/><text:span text:style-name="T33">Fresh Fruits (v) (gf )– 40 </text:span><text:span text:style-name="T32"><text:tab/><text:tab/><text:tab/></text:span></text:p>
      <text:p text:style-name="P20"><text:tab/><text:tab/><text:tab/>selection of fresh fruits | cream or low-fat yogurt </text:p>
      <text:p text:style-name="P20"/>
      <text:p text:style-name="P20"><text:tab/><text:tab/><text:span text:style-name="T27">Home-Made Granola (v)– 30</text:span></text:p>
      <text:p text:style-name="P20"><text:tab/><text:tab/><text:tab/>organic oats | good-for-you seeds | coconut | honey | low-fat yoghurt | <text:tab/></text:p>
      <text:p text:style-name="P20"><text:tab/><text:tab/><text:tab/>Sarabeth's preserve or home-made berry compote </text:p>
      <text:p text:style-name="P20"/>
      <text:p text:style-name="P20"><text:tab/><text:tab/><text:span text:style-name="T27">Quinoa Porridge (v)(gf ) - 30</text:span></text:p>
      <text:p text:style-name="P20"><text:tab/><text:tab/><text:tab/>chia seeds | coconut milk | goji berries | peaches | toasted coconut</text:p>
      <text:p text:style-name="P20"/>
      <text:p text:style-name="P20"><text:tab/><text:tab/><text:span text:style-name="T27">Spiced Strawberry Bircher Muesli (v) -- 30</text:span></text:p>
      <text:p text:style-name="P20"><text:tab/><text:tab/><text:tab/>low fat yoghurt | fresh pear | spiced strawberries</text:p>
      <text:p text:style-name="P20"/>
      <text:p text:style-name="P29"><text:tab/>MORNING MEALS</text:p>
      <text:p text:style-name="P18"><text:tab/><text:tab/><text:span text:style-name="T33">Fried Green Tomatoes &amp; Buffalo Mozzarella (v) - 48</text:span></text:p>
      <text:p text:style-name="P20"><text:tab/><text:tab/><text:tab/>avocado | sweet lemon dressing | sourdough baguette</text:p>
      <text:p text:style-name="P20"/>
      <text:p text:style-name="P20"><text:tab/><text:tab/><text:span text:style-name="T27">Go Healthy - 80</text:span></text:p>
      <text:p text:style-name="P20"><text:tab/><text:tab/><text:tab/>two egg whites (poached) | asparagus | grilled portobello | </text:p>
      <text:p text:style-name="P20"><text:tab/><text:tab/><text:tab/>herbed tomatoes | turkey ham | quinoa &amp; chia porridge | fresh </text:p>
      <text:p text:style-name="P20"><text:tab/><text:tab/><text:tab/>orange juice | choice of tea or coffee </text:p>
      <text:p text:style-name="P20"/>
      <text:p text:style-name="P20"><text:tab/><text:tab/><text:span text:style-name="T27">Grilled Portobello Mushrooms (v) - 52</text:span></text:p>
      <text:p text:style-name="P20"><text:tab/><text:tab/><text:tab/>creamed spinach | corn | emmental &amp; panko crumbs| Neapolitan sauce</text:p>
      <text:p text:style-name="P20"/>
      <text:p text:style-name="P20"><text:tab/><text:tab/><text:span text:style-name="T27">The Full English - 80</text:span></text:p>
      <text:p text:style-name="P20"/>
      <text:p text:style-name="P20"><text:tab/><text:tab/><text:tab/>two organic eggs (cooked any style) | choice of sausages | bacon | baked beans | <text:tab/><text:tab/><text:tab/>grilled portobello | AOP butter | toasted rustic or wholewheat bread | fresh orange <text:tab/><text:tab/><text:tab/>juice | tea or coffee</text:p>
      <text:p text:style-name="P20"><text:tab/><text:tab/><text:span text:style-name="T27">Waffles (v) - 45</text:span></text:p>
      <text:p text:style-name="P20"><text:tab/><text:tab/> <text:s text:c="9"/>creamy mushrooms | feta cheese | semi dried tomatoes | rocket| balsamic reduction</text:p>
      <text:p text:style-name="P20"/>
      <text:p text:style-name="P30"><text:tab/><text:span text:style-name="T27">BREAKFAST SANDWICHES</text:span></text:p>
      <text:p text:style-name="P20"><text:tab/><text:tab/><text:span text:style-name="T27">Pantry Breakfast Burger - 48</text:span></text:p>
      <text:p text:style-name="P20"><text:tab/><text:tab/><text:tab/>fried organic egg | beef tomato | turkey ham | aged cheddar </text:p>
      <text:p text:style-name="P20"><text:tab/><text:tab/><text:tab/>| avocado salsa | spicy mayo | brioche bun | side salad</text:p>
      <text:p text:style-name="P20"/>
      <text:p text:style-name="P20"><text:tab/><text:tab/><text:span text:style-name="T27">Roasted eggplant sandwich (v)- 48 </text:span></text:p>
      <text:p text:style-name="P20"><text:tab/><text:tab/><text:tab/>sriracha | ricotta | roasted red pepper &amp; tomato chutney | </text:p>
      <text:p text:style-name="P20"><text:tab/><text:tab/><text:tab/>rocket | multi seed bread | side salad </text:p>
      <text:p text:style-name="P20"/>
      <text:p text:style-name="P20"><text:tab/><text:tab/><text:span text:style-name="T27">New-York Style Bagel Sandwich- 44</text:span></text:p>
      <text:p text:style-name="P20"><text:tab/><text:tab/><text:tab/>bacon | fried organic egg | aged cheddar</text:p>
      <text:p text:style-name="P20"/>
      <text:p text:style-name="P20"><text:tab/><text:tab/><text:span text:style-name="T27">Turkey Ham &amp; Cheese Croissant-36</text:span></text:p>
      <text:p text:style-name="P20"><text:tab/><text:tab/><text:tab/>turkey ham | brie | caramelised onions</text:p>
      <text:p text:style-name="P20"/>
      <text:p text:style-name="P20"><text:tab/><text:tab/><text:span text:style-name="T27">Tuna Sandwich- 48</text:span></text:p>
      <text:p text:style-name="P20"><text:tab/><text:tab/><text:tab/>sweet corn | coriander | fresh chillies | mayo | multi seed </text:p>
      <text:p text:style-name="P20"><text:tab/><text:tab/><text:tab/>baguette | side salad </text:p>
      <text:p text:style-name="P19"><text:span text:style-name="T37"><text:tab/></text:span><text:span text:style-name="T25">BREAKFAST SWEETS</text:span></text:p>
      <text:p text:style-name="P20"><text:tab/><text:tab/><text:span text:style-name="T27">Crepes - 38</text:span></text:p>
      <text:p text:style-name="P20"><text:tab/><text:tab/><text:tab/>Valrhona dark chocolate| dulcey chocolate| whipped cream</text:p>
      <text:p text:style-name="P20"><text:tab/><text:tab/><text:span text:style-name="T27">Waffles - 45</text:span></text:p>
      <text:p text:style-name="P20"><text:tab/><text:tab/><text:tab/>mixed berries| crème pâtissière | vanilla crème anglaise</text:p>
      <text:p text:style-name="P20"><text:tab/><text:tab/><text:span text:style-name="T27">French Toast- 38 </text:span></text:p>
      <text:p text:style-name="P20"><text:tab/><text:tab/><text:tab/>berry compote | mascarpone | maple syrup | vanilla crème </text:p>
      <text:p text:style-name="P20"><text:tab/><text:tab/><text:tab/>anglaise</text:p>
      <text:p text:style-name="P20"><text:soft-page-break/><text:tab/><text:tab/><text:span text:style-name="T27">Pancakes - 34</text:span></text:p>
      <text:p text:style-name="P20"><text:tab/><text:tab/><text:tab/>ricotta | maple syrup | caramelized banana | whipped cream </text:p>
      <text:p text:style-name="P20"/>
      <text:p text:style-name="P30"><text:tab/><text:span text:style-name="T27">ORGANIC EGGS</text:span></text:p>
      <text:p text:style-name="P18"><text:span text:style-name="T35"><text:tab/><text:tab/><text:tab/>Go Skinny - ditch the yolk for three egg whites at an additional cost of AED</text:span> <text:span text:style-name="T36">6</text:span></text:p>
      <text:p text:style-name="P24"><text:tab/><text:tab/><text:tab/>Bagel</text:p>
      <text:p text:style-name="P20"><text:span text:style-name="T24"><text:tab/><text:tab/></text:span><text:span text:style-name="T27">Poached Eggs on Muffin - 46 </text:span></text:p>
      <text:p text:style-name="P20"><text:tab/><text:tab/><text:tab/>toasted wheat germ English muffin | lemon hollandaise </text:p>
      <text:p text:style-name="P20"><text:tab/><text:tab/><text:tab/>sautéed spinach - 50</text:p>
      <text:p text:style-name="P20"><text:tab/><text:tab/><text:tab/>beef bacon - 58</text:p>
      <text:p text:style-name="P20"><text:tab/><text:tab/><text:tab/>smoked salmon - 65 </text:p>
      <text:p text:style-name="P20"/>
      <text:p text:style-name="P20"><text:tab/><text:tab/><text:span text:style-name="T27">Classic Eggs - 34</text:span></text:p>
      <text:p text:style-name="P20"><text:tab/><text:tab/><text:tab/>two eggs (cooked any style)| AOP butter| toasted rustic or wholewheat bread</text:p>
      <text:p text:style-name="P20"/>
      <text:p text:style-name="P20"><text:tab/><text:tab/><text:span text:style-name="T27">Smokey Tomato &amp; Chipotle Scramble - 48</text:span></text:p>
      <text:p text:style-name="P20"><text:tab/><text:tab/><text:tab/>spicy chipotle | Mexican beans | crème fraiche | multi seed bread </text:p>
      <text:p text:style-name="P20"/>
      <text:p text:style-name="P20"><text:tab/><text:tab/><text:span text:style-name="T27">Spinach &amp;Parmesan Scramble - 48</text:span></text:p>
      <text:p text:style-name="P20"><text:tab/><text:tab/><text:tab/>bechamel | Parmigiano Reggiano | crispy kale | toasted rustic bread</text:p>
      <text:p text:style-name="P20"/>
      <text:p text:style-name="P20"><text:tab/><text:tab/><text:span text:style-name="T27">Truffled Wild Mushrooms on Toast- 48</text:span></text:p>
      <text:p text:style-name="P20"><text:tab/><text:tab/><text:tab/>poached organic egg | truffle oil | sourdough baguette</text:p>
      <text:p text:style-name="P20"/>
      <text:p text:style-name="P20"><text:tab/><text:tab/><text:span text:style-name="T27">Shakshouka- 52</text:span></text:p>
      <text:p text:style-name="P20"><text:tab/><text:tab/><text:tab/>organic eggs | spicy tomato sauce | crumbled feta | jalapeños | pita. </text:p>
      <text:p text:style-name="P20"><text:tab/><text:tab/><text:tab/>Add wagyu meatballs (feta is replaced with Parmigiano Reggiano) for an additional <text:tab/><text:tab/><text:tab/>AED 13</text:p>
      <text:p text:style-name="P20"/>
      <text:p text:style-name="P20"><text:tab/><text:tab/><text:span text:style-name="T27">Chicken Chorizo Omelet - 56</text:span></text:p>
      <text:p text:style-name="P20"><text:tab/><text:tab/><text:tab/>manchego cheese | caramelised red onions| AOP butter | toasted rustic bread | <text:tab/><text:tab/><text:tab/>house salad </text:p>
      <text:p text:style-name="P20"/>
      <text:p text:style-name="P20"><text:tab/><text:tab/><text:span text:style-name="T27">Roasted Red Pepper Omelet - 56</text:span></text:p>
      <text:p text:style-name="P20"><text:tab/><text:tab/><text:tab/>mushrooms | gruyere | AOP butter | toasted rustic bread | house salad </text:p>
      <text:p text:style-name="P20"/>
      <text:p text:style-name="P20"><text:tab/><text:tab/><text:span text:style-name="T27">Sweet Potato Omelet - 56</text:span></text:p>
      <text:p text:style-name="P20"><text:tab/><text:tab/><text:tab/>tarragon | goat cheese | AOP butter | toasted rustic bread | house salad</text:p>
      <text:p text:style-name="P20"/>
      <text:p text:style-name="P20"><text:tab/><text:tab/><text:span text:style-name="T27">Masala Omelet- 48</text:span></text:p>
      <text:p text:style-name="P20"><text:tab/><text:tab/><text:tab/>egg whites | tomatoes | green chillies | onion | aged cheddar | herbs | AOP butter | <text:tab/><text:tab/><text:tab/>toasted rustic bread | house sala</text:p>
      <text:p text:style-name="P20"/>
      <text:p text:style-name="P20"><text:tab/><text:span text:style-name="T25">BREAKFAST SIDEs</text:span></text:p>
      <text:p text:style-name="P20"><text:tab/><text:tab/><text:span text:style-name="T4">Bagel- 10</text:span></text:p>
      <text:p text:style-name="P25"/>
      <text:p text:style-name="P25"><text:tab/><text:tab/>Baked Beans – 8</text:p>
      <text:p text:style-name="P25"/>
      <text:p text:style-name="P25"><text:tab/><text:tab/>Chicken Chorizo- 16</text:p>
      <text:p text:style-name="P25"/>
      <text:p text:style-name="P25"><text:tab/><text:tab/>Chicken Sausages- 10</text:p>
      <text:p text:style-name="P25"/>
      <text:p text:style-name="P25"><text:s/><text:tab/><text:tab/>Creamed Spinach- 16</text:p>
      <text:p text:style-name="P25"/>
      <text:p text:style-name="P25"><text:tab/><text:tab/>Extra Egg- 6 </text:p>
      <text:p text:style-name="P25"/>
      <text:p text:style-name="P25"><text:tab/><text:tab/>Grilled Halloumi- 15 </text:p>
      <text:p text:style-name="P25"/>
      <text:p text:style-name="P25"><text:tab/><text:tab/>Sauteed Baby Potatoes- 10</text:p>
      <text:p text:style-name="P25"/>
      <text:p text:style-name="P25"><text:tab/><text:tab/>Sauteed Mushrooms – 15</text:p>
      <text:p text:style-name="P25"/>
      <text:p text:style-name="P25"><text:tab/><text:tab/>Side Salad - 10 </text:p>
      <text:p text:style-name="P25"/>
      <text:p text:style-name="P25"><text:tab/><text:tab/>Smoked Salmon- 20</text:p>
      <text:p text:style-name="P25"/>
      <text:p text:style-name="P25"><text:tab/><text:tab/>Beef Bacon- 18</text:p>
      <text:p text:style-name="P25"><text:soft-page-break/><text:tab/><text:tab/>Beef Sausages – 16</text:p>
      <text:p text:style-name="P25"/>
      <text:p text:style-name="P25"><text:tab/><text:tab/>Cheese- 12</text:p>
      <text:p text:style-name="P25"><text:tab/><text:tab/><text:tab/>(emmental, cheddar, gruyere, </text:p>
      <text:p text:style-name="P25"><text:tab/><text:tab/><text:tab/>manchego, feta, cream cheese)</text:p>
      <text:p text:style-name="P17"/>
      <text:p text:style-name="P17"/>
      <text:p text:style-name="P31">LUNCH &amp; DINNER</text:p>
      <text:p text:style-name="P20"><text:tab/><text:span text:style-name="T25">SOUPS </text:span></text:p>
      <text:p text:style-name="P20"><text:tab/><text:tab/>We make our soup fresh, daily. Ask your server for today's special - 35</text:p>
      <text:p text:style-name="P20"><text:tab/><text:span text:style-name="T25">SALADS</text:span></text:p>
      <text:p text:style-name="P20"><text:tab/><text:tab/><text:span text:style-name="T27">Classic Caesar - 48</text:span></text:p>
      <text:p text:style-name="P20"><text:tab/><text:tab/><text:tab/>romaine lettuce | croutons | Parmigiano Reggiano | grilled </text:p>
      <text:p text:style-name="P20"><text:tab/><text:tab/><text:tab/>chicken | fried organic egg | Caesar dressing </text:p>
      <text:p text:style-name="P20"><text:tab/><text:tab/><text:span text:style-name="T27">Fig &amp; Goat Cheese (gf )- 56</text:span></text:p>
      <text:p text:style-name="P20"><text:tab/><text:tab/><text:tab/>mixed lettuce | pears | pine nuts | cherry tomatoes | Parmigiano Reggiano | truffle <text:tab/><text:tab/><text:tab/>balsamic </text:p>
      <text:p text:style-name="P20"><text:tab/><text:tab/><text:span text:style-name="T27">Green Tea Noodles with Smoked Salmon (gf )- 48</text:span></text:p>
      <text:p text:style-name="P20"><text:tab/><text:tab/><text:tab/>roasted beetroot | sesame seeds | pickled ginger dressing </text:p>
      <text:p text:style-name="P20"><text:tab/><text:tab/><text:span text:style-name="T27">Roasted Beetroot Salad (v)(gf )- 45</text:span></text:p>
      <text:p text:style-name="P20"><text:tab/><text:tab/><text:tab/>roasted pumpkin | grilled halloumi | chickpeas | baby spinach </text:p>
      <text:p text:style-name="P20"><text:tab/><text:tab/><text:tab/>| sumac dressing </text:p>
      <text:p text:style-name="P20"><text:tab/><text:tab/><text:span text:style-name="T27">Pantry’s House Salad (v)(gf )- 40</text:span></text:p>
      <text:p text:style-name="P20"><text:tab/><text:tab/><text:tab/>baby spinach | rocket | mixed lettuce | radish | shallots | </text:p>
      <text:p text:style-name="P20"><text:tab/><text:tab/><text:tab/>beets | sweet lemon dressing </text:p>
      <text:p text:style-name="P20"><text:tab/><text:tab/><text:span text:style-name="T27">Quinoa &amp; Avocado (gf )- 50</text:span></text:p>
      <text:p text:style-name="P20"><text:tab/><text:tab/><text:tab/>prawns | iceberg lettuce | pomelo | chilli citrus vinaigrette </text:p>
      <text:p text:style-name="P20"><text:tab/><text:tab/><text:span text:style-name="T27">Wild Rice Salad (v)(gf )- 50</text:span></text:p>
      <text:p text:style-name="P20"><text:tab/><text:tab/><text:tab/>stone fruits | crispy kale | rocket | citrus &amp; ginger dressing </text:p>
      <text:p text:style-name="P20"><text:tab/><text:tab/></text:p>
      <text:p text:style-name="P20"><text:tab/><text:span text:style-name="T25">SANDWICHES &amp; BURGERS</text:span></text:p>
      <text:p text:style-name="P20"><text:span text:style-name="T25"><text:tab/><text:tab/></text:span><text:span text:style-name="T27">Pulled Chicken Sandwich - 54</text:span></text:p>
      <text:p text:style-name="P20"><text:tab/><text:tab/><text:tab/>sun dried tomatoes | basil pesto | aged cheddar | rocket | <text:tab/><text:tab/><text:tab/><text:tab/><text:tab/><text:tab/>roasted peppers | rustic bread</text:p>
      <text:p text:style-name="P20"><text:tab/><text:tab/><text:span text:style-name="T27">Grilled Eggplant Sandwich (v) - 45 </text:span></text:p>
      <text:p text:style-name="P20"><text:tab/><text:tab/><text:tab/>sriracha | ricotta | roasted red pepper &amp; tomato chutney | </text:p>
      <text:p text:style-name="P20"><text:tab/><text:tab/><text:tab/>rocket | multi seed bread </text:p>
      <text:p text:style-name="P20"><text:tab/><text:tab/><text:span text:style-name="T27">Tuna Sandwich- 48</text:span></text:p>
      <text:p text:style-name="P20"><text:tab/><text:tab/><text:tab/>sweet corn | coriander | chillies | mayo | multi seed baguette </text:p>
      <text:p text:style-name="P20"><text:tab/><text:tab/><text:span text:style-name="T27">Barbecue Brisket - 58</text:span></text:p>
      <text:p text:style-name="P20"><text:tab/><text:tab/><text:tab/>sriracha | maple syrup | pickles | sourdough baguette</text:p>
      <text:p text:style-name="P20"><text:tab/><text:tab/><text:span text:style-name="T27">Quinoa Burger (v)- 55</text:span></text:p>
      <text:p text:style-name="P20"><text:tab/><text:tab/><text:tab/>mushrooms | peppers | beans | aged cheddar | brioche bun </text:p>
      <text:p text:style-name="P20"><text:tab/><text:tab/><text:span text:style-name="T27">Grilled Chicken Burger- 65</text:span></text:p>
      <text:p text:style-name="P20"><text:tab/><text:tab/><text:tab/>caramelised onions | aged cheddar | beef tomatoes | </text:p>
      <text:p text:style-name="P20"><text:tab/><text:tab/><text:tab/>gherkins | mustard | spicy mayo | brioche bun</text:p>
      <text:p text:style-name="P20"><text:tab/><text:tab/><text:span text:style-name="T27">Pantry Club Sandwich- 60</text:span></text:p>
      <text:p text:style-name="P20"><text:tab/><text:tab/><text:tab/>fried organic egg | grilled chicken | aged cheddar | </text:p>
      <text:p text:style-name="P20"><text:tab/><text:tab/><text:tab/>turkey ham | spicy mayo | toasted brioche</text:p>
      <text:p text:style-name="P20"><text:tab/><text:tab/><text:span text:style-name="T27">Pantry Breakfast Burger - 48</text:span></text:p>
      <text:p text:style-name="P20"><text:tab/><text:tab/><text:tab/>fried organic egg | beef tomato | turkey ham | aged cheddar </text:p>
      <text:p text:style-name="P20"><text:tab/><text:tab/><text:tab/>| avocado salsa | spicy mayo | brioche bun </text:p>
      <text:p text:style-name="P20"><text:tab/><text:tab/><text:span text:style-name="T27">Wagyu Burger - 75</text:span></text:p>
      <text:p text:style-name="P20"><text:tab/><text:tab/><text:tab/>caramelised onions | emmental | sautéed mushrooms | </text:p>
      <text:p text:style-name="P20"><text:span text:style-name="T25"><text:tab/><text:tab/><text:tab/></text:span><text:span text:style-name="T5">rocket | pickles | spicy truffle mayo | brioche bun</text:span></text:p>
      <text:p text:style-name="P20"><text:tab/><text:span text:style-name="T25">SHAREABLES</text:span></text:p>
      <text:p text:style-name="P20"><text:tab/><text:tab/><text:span text:style-name="T27">Kataifi Prawns - 50</text:span></text:p>
      <text:p text:style-name="P20"><text:tab/><text:tab/><text:tab/>lemongrass | galangal | kaffir lime | peanuts | pineapple </text:p>
      <text:p text:style-name="P20"><text:tab/><text:tab/><text:tab/>carpaccio | sweet chilli sauce</text:p>
      <text:p text:style-name="P20"><text:tab/><text:tab/><text:span text:style-name="T27">Burrata (v) - 65</text:span></text:p>
      <text:p text:style-name="P20"><text:tab/><text:tab/><text:tab/>roasted bell peppers | basil oil | crostini </text:p>
      <text:p text:style-name="P20"><text:tab/><text:tab/><text:span text:style-name="T27">Mexican Chicken- 42</text:span></text:p>
      <text:p text:style-name="P20"><text:tab/><text:tab/><text:tab/>oregano | paprika | humita sauce | spicy avocado salsa </text:p>
      <text:p text:style-name="P20"><text:tab/><text:tab/><text:span text:style-name="T27">Roasted Squash Flat Bread (v)- 42</text:span></text:p>
      <text:p text:style-name="P20"><text:tab/><text:tab/><text:tab/>Gorgonzola | crispy kale | pine nuts | chilli oil | </text:p>
      <text:p text:style-name="P20"><text:tab/><text:tab/><text:tab/>pomegranate seeds </text:p>
      <text:p text:style-name="P20"><text:soft-page-break/><text:tab/><text:tab/><text:span text:style-name="T27">Baked Brie (v)- 56</text:span></text:p>
      <text:p text:style-name="P20"><text:tab/><text:tab/><text:tab/>red pepper &amp; tomato chutney | spiced pecan nuts | rosemary </text:p>
      <text:p text:style-name="P20"><text:tab/><text:tab/><text:tab/>| crostini </text:p>
      <text:p text:style-name="P20"><text:tab/><text:tab/><text:span text:style-name="T27">Polenta Chips - 35</text:span></text:p>
      <text:p text:style-name="P20"><text:tab/><text:tab/><text:tab/>ricotta | Parmigiano Reggiano | rosemary | spiced herb salt </text:p>
      <text:p text:style-name="P20"><text:tab/><text:tab/></text:p>
      <text:p text:style-name="P20"/>
      <text:p text:style-name="P29"><text:tab/>MAINS</text:p>
      <text:p text:style-name="P20"><text:tab/><text:tab/><text:span text:style-name="T27">Chicken Tikka Masala- 75</text:span></text:p>
      <text:p text:style-name="P20"><text:tab/><text:tab/><text:tab/>raita | flat bread | popadam | salad | quinoa or rice </text:p>
      <text:p text:style-name="P20"/>
      <text:p text:style-name="P20"><text:tab/><text:tab/><text:span text:style-name="T27">Shakshouka- 52</text:span></text:p>
      <text:p text:style-name="P20"><text:tab/><text:tab/> <text:s text:c="5"/>organic eggs | spicy tomato sauce | jalapeños | crumbled feta | pita. Add </text:p>
      <text:p text:style-name="P20"><text:tab/><text:tab/> <text:s text:c="5"/>wagyu meatballs (feta is replaced with Parmigiano Reggiano) for an additional AED13 </text:p>
      <text:p text:style-name="P20"/>
      <text:p text:style-name="P20"><text:tab/><text:tab/><text:span text:style-name="T27">Linguini Aglio e Olio - 62</text:span></text:p>
      <text:p text:style-name="P20"><text:tab/><text:tab/><text:tab/>garlic | prawns | capers | crushed chillies | basil</text:p>
      <text:p text:style-name="P20"/>
      <text:p text:style-name="P20"><text:tab/><text:tab/><text:span text:style-name="T27">Chilli &amp; Panko Crusted Cream Dory - 65</text:span></text:p>
      <text:p text:style-name="P20"><text:tab/><text:tab/><text:tab/>lime &amp; turmeric risotto | grilled asparagus | thyme velouté | chilli oil</text:p>
      <text:p text:style-name="P20"/>
      <text:p text:style-name="P20"><text:tab/><text:tab/><text:span text:style-name="T27">Pantry Fish &amp; Chips - 52</text:span></text:p>
      <text:p text:style-name="P20"><text:tab/><text:tab/><text:tab/>tartare sauce | house salad </text:p>
      <text:p text:style-name="P20"/>
      <text:p text:style-name="P20"><text:tab/><text:tab/><text:span text:style-name="T27">Slow Roasted Eggplant - 52</text:span></text:p>
      <text:p text:style-name="P20"><text:tab/><text:tab/><text:tab/>quinoa | bell peppers | zucchini | basil pesto | bread crumbs </text:p>
      <text:p text:style-name="P20"><text:tab/><text:tab/><text:tab/>| Parmigiano Reggiano | Neapolitan sauce </text:p>
      <text:p text:style-name="P20"/>
      <text:p text:style-name="P20"><text:tab/><text:tab/><text:span text:style-name="T27">Wagyu Lasagna - 72</text:span></text:p>
      <text:p text:style-name="P20"><text:tab/><text:tab/><text:tab/>bechamel | Parmigiano Reggiano | Neapolitan sauce </text:p>
      <text:p text:style-name="P20"/>
      <text:p text:style-name="P20"><text:tab/><text:tab/><text:span text:style-name="T27">Mushroom Risotto - 54 </text:span></text:p>
      <text:p text:style-name="P20"><text:tab/><text:tab/><text:tab/>forest mushrooms | truffle oil | Parmigiano Reggiano </text:p>
      <text:p text:style-name="P20"/>
      <text:p text:style-name="P20"><text:tab/><text:tab/><text:span text:style-name="T27">Beef Brisket - 80</text:span></text:p>
      <text:p text:style-name="P20"><text:tab/><text:tab/><text:tab/>mango salsa | jalapeños | chipotle sour cream | tortilla </text:p>
      <text:p text:style-name="P20"/>
      <text:p text:style-name="P20"><text:tab/><text:tab/><text:span text:style-name="T27">Creamy Taleggio Fettuccine - 65</text:span></text:p>
      <text:p text:style-name="P20"><text:tab/><text:tab/><text:tab/>wild mushrooms | baby spinach | grilled chicken | sumac</text:p>
      <text:p text:style-name="P20"/>
      <text:p text:style-name="P20"><text:tab/><text:tab/><text:span text:style-name="T27">Rigatoni Arrabiata (v) - 48</text:span></text:p>
      <text:p text:style-name="P20"><text:tab/><text:tab/>spicy tomato sauce | basil | Parmigiano Reggianes</text:p>
      <text:p text:style-name="P20"/>
      <text:p text:style-name="P20"/>
      <text:p text:style-name="P30"><text:tab/><text:span text:style-name="T27">FROM THE GRILL</text:span> </text:p>
      <text:p text:style-name="P20"><text:tab/><text:tab/><text:span text:style-name="T27">Heritage Angus Rib Eye Steak - 140</text:span></text:p>
      <text:p text:style-name="P20"><text:tab/><text:tab/><text:tab/>250 gm of grass fed, Canadian heritage rib eye steak | hand </text:p>
      <text:p text:style-name="P20"><text:tab/><text:tab/><text:tab/>cut double-cooked chips</text:p>
      <text:p text:style-name="P20"><text:tab/><text:tab/><text:tab/>Choose sauce: Porcini butter / Chipotle butter / </text:p>
      <text:p text:style-name="P20"><text:tab/><text:tab/><text:tab/>Horseradish hollandaise / Chimichurri</text:p>
      <text:p text:style-name="P20"/>
      <text:p text:style-name="P20"><text:tab/><text:tab/><text:span text:style-name="T27">Tandoori Organic Salmon - 125</text:span></text:p>
      <text:p text:style-name="P20"><text:tab/><text:tab/><text:tab/>spinach rice | raita | popadam | chargrilled lemon</text:p>
      <text:p text:style-name="P20"/>
      <text:p text:style-name="P20"><text:tab/><text:tab/><text:span text:style-name="T27">Grilled Spatchcock Chicken- 120</text:span></text:p>
      <text:p text:style-name="P20"><text:tab/><text:tab/><text:tab/>grilled avocado | roasted red onions | rosemary potatoe</text:p>
      <text:p text:style-name="P20"/>
      <text:p text:style-name="P20"><text:tab/><text:span text:style-name="T26">SIDES</text:span></text:p>
      <text:p text:style-name="P34"><text:span text:style-name="T26"><text:tab/><text:tab/></text:span><text:span text:style-name="T33">Fries </text:span><text:span text:style-name="T11">- 18 </text:span></text:p>
      <text:p text:style-name="P17"><text:span text:style-name="T27"><text:tab/><text:tab/><text:tab/></text:span><text:span text:style-name="T14">plain or peri-per dusted</text:span></text:p>
      <text:p text:style-name="P34"><text:span text:style-name="T14"><text:tab/><text:tab/></text:span><text:span text:style-name="T11">Hand-cut Double-Cooked Chips – 18</text:span></text:p>
      <text:p text:style-name="P21"><text:span text:style-name="T6"><text:tab/><text:tab/></text:span><text:span text:style-name="T17">House Salad-10</text:span></text:p>
      <text:p text:style-name="P27"><text:span text:style-name="T6"><text:tab/><text:tab/>Sauteed Mushrooms – 15</text:span></text:p>
      <text:p text:style-name="P27"><text:span text:style-name="T6"><text:tab/><text:tab/>Stir Fried Broccoli- 12</text:span></text:p>
      <text:p text:style-name="P7"><text:tab/><text:tab/><text:tab/><text:span text:style-name="T32">with ginger &amp; sesame</text:span></text:p>
      <text:p text:style-name="P7"><text:span text:style-name="T44"><text:tab/><text:tab/></text:span><text:span text:style-name="T34">T</text:span><text:span text:style-name="T33">ruffle Parmesan Fries- 20 </text:span></text:p>
      <text:p text:style-name="P5"><text:soft-page-break/><text:tab/><text:tab/>Vegetable Quinoa- 20 </text:p>
      <text:p text:style-name="P5"><text:tab/><text:tab/>Spinach Rice - 12</text:p>
      <text:p text:style-name="P17"><text:span text:style-name="T14"/></text:p>
      <text:p text:style-name="P2"/>
      <text:p text:style-name="P12">BYO PIZZA</text:p>
      <text:p text:style-name="P8"><text:span text:style-name="T28"><text:tab/></text:span><text:span text:style-name="T29">1. </text:span><text:span text:style-name="T28">SELECT A BASE – 45</text:span></text:p>
      <text:p text:style-name="P9"><text:span text:style-name="T28"><text:tab/><text:tab/></text:span><text:span text:style-name="T33">Bianca:</text:span></text:p>
      <text:p text:style-name="P9"><text:span text:style-name="T24"><text:tab/><text:tab/><text:tab/></text:span><text:span text:style-name="T32">white pie (no sauce), fresh mozzarella, Parmigiano Reggiano, oregano &amp; olive oil.</text:span></text:p>
      <text:p text:style-name="P10"><text:span text:style-name="T32"><text:tab/><text:tab/></text:span><text:span text:style-name="T33">Margherita:</text:span></text:p>
      <text:p text:style-name="P10"><text:span text:style-name="T33"><text:tab/><text:tab/><text:tab/></text:span><text:span text:style-name="T32">crushed San Marzano tomatoes, mozzarella, Parmigiano Reggiano, olive oil &amp; fresh</text:span></text:p>
      <text:p text:style-name="P10"><text:span text:style-name="T32"><text:tab/><text:tab/><text:tab/>basil.</text:span></text:p>
      <text:p text:style-name="P11"><text:span text:style-name="T32"><text:tab/><text:tab/></text:span><text:span text:style-name="T33">Marinara:</text:span></text:p>
      <text:p text:style-name="P11"><text:span text:style-name="T33"><text:tab/><text:tab/><text:tab/></text:span><text:span text:style-name="T32">crushed San Marzano tomates, <text:s/>oregano &amp; olive oil.</text:span></text:p>
      <text:p text:style-name="P11"><text:span text:style-name="T32"><text:tab/><text:tab/></text:span><text:span text:style-name="T33">Verde:</text:span></text:p>
      <text:p text:style-name="P2"><text:tab/><text:tab/><text:tab/>basil pesto, fresh mozzarella, Parmigiano Reggiano.</text:p>
      <text:p text:style-name="P2"><text:tab/></text:p>
      <text:p text:style-name="Standard"><text:span text:style-name="T14"><text:tab/></text:span><text:span text:style-name="T8">2.</text:span><text:span text:style-name="T15"> </text:span><text:span text:style-name="T42">SELECT YOUR CHEESE </text:span></text:p>
      <text:p text:style-name="Standard"><text:span text:style-name="T42"><text:tab/><text:tab/></text:span><text:span text:style-name="T11">Aged Cheddar - 10</text:span></text:p>
      <text:p text:style-name="P14"><text:span text:style-name="T6"><text:tab/><text:tab/>Brie - 10</text:span></text:p>
      <text:p text:style-name="P4"><text:tab/><text:tab/>Buffalo Mozzarella - 15</text:p>
      <text:p text:style-name="P15"><text:span text:style-name="T6"><text:tab/><text:tab/>Burrata – 42 </text:span></text:p>
      <text:p text:style-name="P15"><text:span text:style-name="T6"><text:tab/><text:tab/>Feta - 10</text:span></text:p>
      <text:p text:style-name="P14"><text:span text:style-name="T6"><text:tab/><text:tab/>Fresh Mozzarella <text:s/>- 10</text:span></text:p>
      <text:p text:style-name="P14"><text:span text:style-name="T6"><text:tab/><text:tab/>Goat Cheese - 10</text:span></text:p>
      <text:p text:style-name="P14"><text:span text:style-name="T6"><text:tab/><text:tab/>Gorgonzola Piccante - 10</text:span></text:p>
      <text:p text:style-name="P14"><text:span text:style-name="T6"><text:tab/><text:tab/>Gruyere - 10</text:span></text:p>
      <text:p text:style-name="P14"><text:span text:style-name="T6"><text:tab/><text:tab/>Manchego - 10</text:span></text:p>
      <text:p text:style-name="P4"><text:tab/><text:tab/>Parmigiano Reggiano - 10</text:p>
      <text:p text:style-name="P14"><text:span text:style-name="T6"><text:tab/><text:tab/>Pecorino <text:s/>- 15</text:span></text:p>
      <text:p text:style-name="P14"><text:span text:style-name="T6"><text:tab/><text:tab/>Ricotta - 10</text:span></text:p>
      <text:p text:style-name="P4"><text:tab/><text:tab/>Smoked Provolone - 10</text:p>
      <text:p text:style-name="P13"><text:span text:style-name="T42"/></text:p>
      <text:p text:style-name="P35"><text:span text:style-name="T14"><text:tab/></text:span><text:span text:style-name="T8">3.</text:span><text:span text:style-name="T15"> </text:span><text:span text:style-name="T46">SELECT YOUR PROTEIN</text:span></text:p>
      <text:p text:style-name="P35"><text:span text:style-name="T46"><text:tab/><text:tab/></text:span><text:span text:style-name="T11">Anchovies - 10</text:span></text:p>
      <text:p text:style-name="P14"><text:span text:style-name="T6"><text:tab/><text:tab/>Beef Soppressata - 20</text:span></text:p>
      <text:p text:style-name="P14"><text:span text:style-name="T6"><text:tab/><text:tab/>Chicken Chorizo - 20</text:span></text:p>
      <text:p text:style-name="P14"><text:span text:style-name="T6"><text:tab/><text:tab/>Grilled Chicken - 15</text:span></text:p>
      <text:p text:style-name="P4"><text:tab/><text:tab/>Grilled Prawns - 10</text:p>
      <text:p text:style-name="P14"><text:span text:style-name="T6"><text:tab/><text:tab/>Organic Eggs - 6</text:span></text:p>
      <text:p text:style-name="P14"><text:span text:style-name="T6"><text:tab/><text:tab/>Pepperoni - 10</text:span></text:p>
      <text:p text:style-name="P14"><text:span text:style-name="T6"><text:tab/><text:tab/>Turkey Ham - 10</text:span></text:p>
      <text:p text:style-name="P14"><text:span text:style-name="T6"><text:tab/><text:tab/>Beef Bacon - 12</text:span></text:p>
      <text:p text:style-name="P16"><text:span text:style-name="T45"/></text:p>
      <text:p text:style-name="Standard"><text:span text:style-name="T11"><text:tab/></text:span><text:span text:style-name="T9">4. </text:span><text:span text:style-name="T38">SELECT YOUR VEGGIES</text:span></text:p>
      <text:p text:style-name="Standard"><text:span text:style-name="T38"><text:tab/><text:tab/></text:span><text:span text:style-name="T11">Baby Spinach -10</text:span></text:p>
      <text:p text:style-name="P14"><text:span text:style-name="T19"><text:tab/><text:tab/></text:span><text:span text:style-name="T6">Basil Pesto - 10</text:span></text:p>
      <text:p text:style-name="P14"><text:span text:style-name="T6"><text:tab/><text:tab/>Black Olives - 8</text:span></text:p>
      <text:p text:style-name="P14"><text:span text:style-name="T6"><text:tab/><text:tab/>Caramelized Onions - 8</text:span></text:p>
      <text:p text:style-name="P4"><text:tab/><text:tab/>Cherry Tomatoes - 10</text:p>
      <text:p text:style-name="P14"><text:span text:style-name="T6"><text:tab/><text:tab/>Grilled Eggplant - 10</text:span></text:p>
      <text:p text:style-name="P14"><text:span text:style-name="T6"><text:tab/><text:tab/>Grilled Peppers - 10</text:span></text:p>
      <text:p text:style-name="P14"><text:span text:style-name="T6"><text:tab/><text:tab/>Hot Calabrian Peppers - 8</text:span></text:p>
      <text:p text:style-name="P14"><text:span text:style-name="T6"><text:tab/><text:tab/>Jalapenõs - 8</text:span></text:p>
      <text:p text:style-name="P14"><text:span text:style-name="T6"><text:tab/><text:tab/>Mushrooms - 8</text:span></text:p>
      <text:p text:style-name="P14"><text:span text:style-name="T6"><text:tab/><text:tab/>Pine Nuts - 10</text:span></text:p>
      <text:p text:style-name="P14"><text:span text:style-name="T6"><text:tab/><text:tab/>Porcini &amp; Truffle Cream - <text:s/>15</text:span></text:p>
      <text:p text:style-name="P4"><text:tab/><text:tab/>Rocket - 10</text:p>
      <text:p text:style-name="P14"><text:span text:style-name="T6"><text:tab/><text:tab/>Sun-dried Tomatoes – 8</text:span></text:p>
      <text:p text:style-name="P36"><text:span text:style-name="T11"><text:tab/></text:span></text:p>
      <text:p text:style-name="P36"><text:span text:style-name="T12"><text:tab/></text:span><text:span text:style-name="T39">5. </text:span><text:span text:style-name="T38">SELECT YOUR SPICES</text:span></text:p>
      <text:p text:style-name="P36"><text:span text:style-name="T38"><text:tab/><text:tab/></text:span><text:span text:style-name="T11">Chilli Flakes</text:span></text:p>
      <text:p text:style-name="P14"><text:span text:style-name="T20"><text:tab/><text:tab/></text:span><text:span text:style-name="T6">Oregano</text:span></text:p>
      <text:p text:style-name="P4"><text:tab/><text:tab/>Roasted Garlic</text:p>
      <text:p text:style-name="P36"><text:span text:style-name="T38"/></text:p>
      <text:p text:style-name="P38"><text:soft-page-break/>SELECT A PANTRY PIZZA</text:p>
      <text:p text:style-name="P37"><text:span text:style-name="T43"><text:tab/></text:span><text:span text:style-name="T11">Aglio Olio</text:span><text:span text:style-name="T13"> </text:span><text:span text:style-name="T11">- 65</text:span></text:p>
      <text:p text:style-name="P37"><text:span text:style-name="T43"><text:tab/><text:tab/></text:span><text:span text:style-name="T14">roasted peppers | shrimps | basil | roasted garlic | chilli flakes </text:span></text:p>
      <text:p text:style-name="P37"><text:span text:style-name="T14"><text:tab/></text:span><text:span text:style-name="T11">Calzone – 65</text:span></text:p>
      <text:p text:style-name="P37"><text:span text:style-name="T11"><text:tab/><text:tab/></text:span><text:span text:style-name="T14">mushrooms | turkey ham | fresh mozzarella | Parmigiano Reggiano | ricotta | tomato sauce</text:span><text:span text:style-name="T16"> </text:span></text:p>
      <text:p text:style-name="P39"><text:span text:style-name="T30"><text:tab/></text:span><text:span text:style-name="T18">Fiorentina – 65</text:span></text:p>
      <text:p text:style-name="P39"><text:span text:style-name="T18"><text:tab/><text:tab/></text:span><text:span text:style-name="T21">baby spinach | pine nuts | roasted garlic | chilli oil | goat cheese | tomato sauce</text:span></text:p>
      <text:p text:style-name="P39"><text:span text:style-name="T30"><text:tab/></text:span><text:span text:style-name="T18">Quattro Formaggi – 65</text:span></text:p>
      <text:p text:style-name="P39"><text:span text:style-name="T18"><text:tab/><text:tab/></text:span><text:span text:style-name="T21">pecorino | Parmigiano Reggiano | gorgonzola piccante D.O.P. | fresh mozzarella</text:span></text:p>
      <text:p text:style-name="P39"><text:span text:style-name="T18"><text:tab/>Tartufo – 65</text:span></text:p>
      <text:p text:style-name="P39"><text:span text:style-name="T18"><text:tab/><text:tab/></text:span><text:span text:style-name="T21">wild mushrooms | rocket | roasted garlic | porcini &amp; truffle cream | brie | Parmigiano <text:tab/><text:tab/><text:tab/>Reggiano</text:span></text:p>
      <text:p text:style-name="P39"><text:span text:style-name="T18"><text:tab/>Toscana – 60</text:span></text:p>
      <text:p text:style-name="P39"><text:span text:style-name="T18"><text:tab/><text:tab/></text:span><text:span text:style-name="T21">wild mushrooms | black olives | caramelized onions | provolone cheese | tomato sauce</text:span></text:p>
      <text:p text:style-name="P39"><text:span text:style-name="T21"><text:tab/></text:span><text:span text:style-name="T18">Vegetarian – 60</text:span></text:p>
      <text:p text:style-name="P39"><text:span text:style-name="T18"><text:tab/><text:tab/></text:span><text:span text:style-name="T21">zucchini | aubergine | peppers | black olives | fresh mozzarella | Parmigiano Reggiano | <text:tab/><text:tab/>tomato sauce </text:span></text:p>
      <text:p text:style-name="P39"><text:span text:style-name="T21"><text:tab/></text:span><text:span text:style-name="T18">Spicy Wagyu Meatball – 65</text:span></text:p>
      <text:p text:style-name="P39"><text:span text:style-name="T18"><text:tab/><text:tab/></text:span><text:span text:style-name="T21">calabrian peppers | beef soppressata | rosemary | Parmigiano Reggiano | cream | tomato <text:tab/><text:tab/>sauce</text:span></text:p>
      <text:p text:style-name="P39"><text:span text:style-name="T21"><text:tab/></text:span><text:span text:style-name="T18">Capricciosa - 65</text:span></text:p>
      <text:p text:style-name="P39"><text:span text:style-name="T21"><text:tab/><text:tab/>artichokes | olives | mushrooms | turkey ham | salami | mozzarella | tomato sauce</text:span></text:p>
      <text:p text:style-name="P39"><text:span text:style-name="T21"/></text:p>
      <text:p text:style-name="P39"><text:span text:style-name="T18"/></text:p>
      <text:p text:style-name="P39"><text:span text:style-name="T21"/></text:p>
      <text:p text:style-name="P41">KIDS MENU</text:p>
      <text:p text:style-name="P41"/>
      <text:p text:style-name="Standard"><text:span text:style-name="T49"><text:tab/>BREAKFAST</text:span></text:p>
      <text:p text:style-name="Standard"><text:span text:style-name="T49"><text:tab/><text:tab/></text:span><text:span text:style-name="T11">Home Made Granola – 15</text:span></text:p>
      <text:p text:style-name="P20"><text:span text:style-name="T27"><text:tab/><text:tab/><text:tab/></text:span>blueberries | served with warm or cold milk</text:p>
      <text:p text:style-name="P19"><text:span text:style-name="T37"><text:tab/><text:tab/></text:span><text:span text:style-name="T18">Organic Egg – 20</text:span></text:p>
      <text:p text:style-name="Standard"><text:span text:style-name="T11"><text:tab/><text:tab/><text:tab/></text:span><text:span text:style-name="T48">cooked any style | brioche bread</text:span></text:p>
      <text:p text:style-name="Standard"><text:span text:style-name="T11"><text:tab/><text:tab/>French Toast – 20</text:span></text:p>
      <text:p text:style-name="P20"><text:span text:style-name="T27"><text:tab/><text:tab/><text:tab/></text:span>nutella | maple syrup | cinnamon | vanilla | brioche bread</text:p>
      <text:p text:style-name="P19"><text:span text:style-name="T37"><text:tab/><text:tab/></text:span><text:span text:style-name="T30">Mini Pancakes - 20</text:span></text:p>
      <text:p text:style-name="P20"><text:tab/><text:tab/><text:tab/>honey | fluffy ricotta</text:p>
      <text:p text:style-name="P26"><text:tab/><text:tab/>Porridge - 20</text:p>
      <text:p text:style-name="P20"><text:tab/><text:tab/><text:tab/>quinoa | milk | strawberries | cream</text:p>
      <text:p text:style-name="Standard"/>
      <text:p text:style-name="Standard"><text:span text:style-name="T41"><text:tab/></text:span><text:span text:style-name="T50">MAINS</text:span></text:p>
      <text:p text:style-name="Standard"><text:span text:style-name="T50"><text:tab/><text:tab/></text:span><text:span text:style-name="T40">Fish 'n Chips <text:s/>- 30</text:span></text:p>
      <text:p text:style-name="P20"><text:tab/><text:tab/><text:tab/>tartare sauce | french fries</text:p>
      <text:p text:style-name="P20"><text:tab/><text:tab/><text:span text:style-name="T27">Corn Quesadilla - 25</text:span></text:p>
      <text:p text:style-name="P20"><text:tab/><text:tab/><text:tab/>heddar | chicken | tortilla | thousand island dip</text:p>
      <text:p text:style-name="P20"><text:tab/><text:tab/><text:span text:style-name="T27">Ratatouille Macaroni - 30</text:span></text:p>
      <text:p text:style-name="P20"><text:tab/><text:tab/><text:tab/>hidden veggies | gooey cheese | tomato sauce</text:p>
      <text:p text:style-name="P20"><text:tab/><text:tab/><text:span text:style-name="T27">Kids Pizza - 30</text:span></text:p>
      <text:p text:style-name="P20"><text:tab/><text:tab/><text:tab/>mozzarella | tomato sauce | choice of corn, chicken or pepperoni</text:p>
      <text:p text:style-name="P20"><text:tab/><text:tab/><text:span text:style-name="T27">Bangers &amp; Mash - 30</text:span></text:p>
      <text:p text:style-name="P20"><text:tab/><text:tab/><text:tab/>chicken sausages | mashed potatoes | brown sauce</text:p>
      <text:p text:style-name="P20"><text:tab/><text:tab/><text:span text:style-name="T27">Baked Chicken Tenders - 3</text:span>0</text:p>
      <text:p text:style-name="P20"><text:tab/><text:tab/><text:tab/>french fries</text:p>
      <text:p text:style-name="P20"><text:tab/><text:tab/><text:span text:style-name="T27">Kids Burger - 35</text:span></text:p>
      <text:p text:style-name="P20"><text:tab/><text:tab/><text:tab/>wagyu patty | cheddar | ketchup | brioche bun | fries</text:p>
      <text:p text:style-name="P20"><text:span text:style-name="T27"/></text:p>
      <text:p text:style-name="P20"><text:tab/></text:p>
      <text:p text:style-name="Standard"><text:span text:style-name="T49"><text:tab/></text:span><text:span text:style-name="T50">BEVERAGES</text:span></text:p>
      <text:p text:style-name="Standard"><text:span text:style-name="T49"><text:tab/><text:tab/></text:span><text:span text:style-name="T40">Babycino <text:s/>- 8</text:span></text:p>
      <text:p text:style-name="P20"><text:tab/><text:tab/><text:tab/>steamed milk | a sprinkle of cocoa <text:s/>(pssst.. .the first one is on us!)</text:p>
      <text:p text:style-name="P20"><text:tab/><text:tab/><text:span text:style-name="T27">Freshly Squeezed Juice - 15</text:span></text:p>
      <text:p text:style-name="P20"><text:tab/><text:tab/><text:tab/>orange, carrot or watermelon</text:p>
      <text:p text:style-name="P20"><text:tab/><text:tab/><text:span text:style-name="T27">Valrhona Hot Chocolate - 15</text:span></text:p>
      <text:p text:style-name="P22"><text:tab/><text:tab/><text:tab/>warm milk | Valrhona chocolate chips </text:p>
      <text:p text:style-name="P22"><text:tab/><text:tab/></text:p>
      <text:p text:style-name="P22"><text:soft-page-break/><text:tab/><text:tab/><text:span text:style-name="T27">Milk <text:s/>- 15</text:span></text:p>
      <text:p text:style-name="P22"><text:tab/><text:tab/><text:tab/>full cream milk | served warm or cold</text:p>
      <text:p text:style-name="P20"><text:span text:style-name="T27"/></text:p>
      <text:p text:style-name="P40"><text:span text:style-name="T17"><text:tab/></text:span></text:p>
      <text:p text:style-name="P41">BEVERAGES</text:p>
      <text:p text:style-name="Standard"><text:span text:style-name="T22"><text:tab/></text:span><text:span text:style-name="T49">HOT COFFEES</text:span></text:p>
      <text:p text:style-name="Standard"><text:span text:style-name="T22"><text:tab/><text:tab/></text:span><text:span text:style-name="T11">Cappuccino - 18</text:span></text:p>
      <text:p text:style-name="P4"><text:tab/><text:tab/>Con Panna - 20</text:p>
      <text:p text:style-name="P4"><text:tab/><text:tab/>Dark Mocha - 20 <text:tab/></text:p>
      <text:p text:style-name="P1"><text:span text:style-name="T30"><text:tab/><text:tab/>Dulcey Mocha- 28</text:span></text:p>
      <text:p text:style-name="P6"><text:tab/><text:tab/>Espresso – 12</text:p>
      <text:p text:style-name="P6"><text:tab/><text:tab/>Flat White- 22</text:p>
      <text:p text:style-name="P6"><text:tab/><text:tab/>Latte - 18</text:p>
      <text:p text:style-name="P4"><text:tab/><text:tab/>Long Black – 18</text:p>
      <text:p text:style-name="P4"><text:tab/><text:tab/>Macchiato – 14</text:p>
      <text:p text:style-name="P4"><text:tab/><text:tab/>Ristretto – 12</text:p>
      <text:p text:style-name="P4"><text:tab/><text:tab/>Piccolo - 16</text:p>
      <text:p text:style-name="Standard"><text:span text:style-name="T16"><text:tab/><text:tab/></text:span><text:span text:style-name="T40">ADDED EXTRAS</text:span></text:p>
      <text:p text:style-name="P1"><text:tab/><text:tab/><text:tab/><text:span text:style-name="T30">Extra shot of coffee - 6</text:span></text:p>
      <text:p text:style-name="P14"><text:span text:style-name="T6"><text:tab/><text:tab/><text:tab/>Choice of flavor syrups - 4</text:span></text:p>
      <text:p text:style-name="P14"><text:span text:style-name="T6"><text:tab/><text:tab/><text:tab/>Organic agave - 5</text:span></text:p>
      <text:p text:style-name="P14"><text:span text:style-name="T6"><text:tab/><text:tab/><text:tab/>Whipped cream - 4</text:span></text:p>
      <text:p text:style-name="Standard"/>
      <text:p text:style-name="Standard"><text:span text:style-name="T11"><text:tab/></text:span><text:span text:style-name="T52">COLD COFFEES</text:span></text:p>
      <text:p text:style-name="Standard"><text:span text:style-name="T52"><text:tab/><text:tab/></text:span><text:span text:style-name="T11">Add on:</text:span><text:span text:style-name="T14"> Flavoured syrup - 4, organic agave - 5, whipped cream – 4</text:span></text:p>
      <text:p text:style-name="Standard"><text:tab/><text:tab/><text:span text:style-name="T40">Caffe Frappe <text:s/>- 25</text:span></text:p>
      <text:p text:style-name="P20"><text:tab/><text:tab/><text:tab/>cold brew | milk | ice | vanilla ice-cream</text:p>
      <text:p text:style-name="P20"><text:tab/><text:tab/><text:span text:style-name="T27">Shakerato- 25</text:span></text:p>
      <text:p text:style-name="P20"><text:tab/><text:tab/><text:tab/>chilled espresso shaken with ice</text:p>
      <text:p text:style-name="P20"><text:tab/><text:tab/><text:span text:style-name="T27">Iced Cappuccino - 25</text:span></text:p>
      <text:p text:style-name="P20"><text:tab/><text:tab/><text:tab/>chilled cold brew espresso | crown of foamed milk</text:p>
      <text:p text:style-name="P20"><text:tab/><text:tab/><text:span text:style-name="T27">Toffee Coffee - 25</text:span></text:p>
      <text:p text:style-name="P20"><text:tab/><text:tab/><text:tab/>caramel toffee blended with cold brew | fresh milk </text:p>
      <text:p text:style-name="P20"><text:tab/></text:p>
      <text:p text:style-name="Standard"><text:span text:style-name="T41"><text:tab/></text:span><text:span text:style-name="T50">MILK SHAKES</text:span></text:p>
      <text:p text:style-name="Standard"><text:span text:style-name="T50"><text:tab/><text:tab/></text:span><text:span text:style-name="T11">Cookies 'n Cream - 25</text:span></text:p>
      <text:p text:style-name="P3"><text:tab/><text:tab/><text:tab/>vanilla ice-cream | oreo cookies | milk </text:p>
      <text:p text:style-name="P3"><text:tab/><text:tab/><text:span text:style-name="T27">Salted Caramel - 25</text:span></text:p>
      <text:p text:style-name="P2"><text:tab/><text:tab/><text:tab/>rich dark caramel | vanilla ice-cream | milk</text:p>
      <text:p text:style-name="P2"><text:tab/><text:tab/><text:span text:style-name="T27">Strawberry Cheesecake - 25</text:span></text:p>
      <text:p text:style-name="P2"><text:tab/><text:tab/><text:tab/>philadephia cream cheese | strawberry ice-cream | graham crackers | milk</text:p>
      <text:p text:style-name="P2"><text:tab/><text:tab/><text:span text:style-name="T27">Valrhona Chocolate - 25</text:span></text:p>
      <text:p text:style-name="P2"><text:tab/><text:tab/><text:tab/>Valrhona dark chocolate chips | chocolate ice-cream | Valrhona cocoa nibs | milk</text:p>
      <text:p text:style-name="P2"><text:tab/><text:tab/><text:span text:style-name="T27">Frozen Pineapple - 28</text:span></text:p>
      <text:p text:style-name="P2"><text:tab/><text:tab/><text:tab/>honey | vanilla ice-cream | milk</text:p>
      <text:p text:style-name="Standard"><text:span text:style-name="T14"><text:tab/></text:span><text:span text:style-name="T50">TEA</text:span></text:p>
      <text:p text:style-name="Standard"><text:span text:style-name="T50"><text:tab/><text:tab/></text:span><text:span text:style-name="T40">Organic Breakfast - 18 (can be served as iced tea)</text:span></text:p>
      <text:p text:style-name="P20"><text:tab/><text:tab/><text:tab/>black tea | aromatic and brisk</text:p>
      <text:p text:style-name="P20"><text:tab/><text:tab/><text:span text:style-name="T27">Bombay Chai- 18</text:span></text:p>
      <text:p text:style-name="P20"><text:tab/><text:tab/><text:tab/>black tea | hints of pepper, orange, cinnamon, cardamom &amp; clove</text:p>
      <text:p text:style-name="P20"><text:tab/><text:tab/><text:span text:style-name="T27">Organic Earl Grey - 18</text:span></text:p>
      <text:p text:style-name="P20"><text:tab/><text:tab/><text:tab/>ceylon and black tea | smoky citrus notes of bergamot fruit</text:p>
      <text:p text:style-name="P20"><text:tab/><text:tab/><text:span text:style-name="T27">Jasmine Mist Organic - 18</text:span></text:p>
      <text:p text:style-name="P20"><text:tab/><text:tab/><text:tab/>green tea | layers of jasmine buds, gently piquant &amp; aromatic </text:p>
      <text:p text:style-name="P20"><text:tab/><text:tab/><text:span text:style-name="T27">Ginger Twist - 18</text:span></text:p>
      <text:p text:style-name="P20"><text:tab/><text:tab/><text:tab/>herbal tea | a blend of ginger, orange, lemon, lemongrass, wintergreen mint, <text:tab/><text:tab/><text:tab/><text:tab/>papaya, apple, ginseng &amp; licorice</text:p>
      <text:p text:style-name="P19"><text:span text:style-name="T37"><text:tab/><text:tab/></text:span><text:span text:style-name="T30">Green Tea Passion - 18</text:span></text:p>
      <text:p text:style-name="P20"><text:tab/><text:tab/><text:tab/>green tea (blend) | accented with guava, pineapple &amp; strawberry</text:p>
      <text:p text:style-name="P20"><text:tab/><text:tab/><text:span text:style-name="T27">Organic Matcha Green Tea - 18</text:span></text:p>
      <text:p text:style-name="P20"><text:tab/><text:tab/><text:tab/>green tea | finest Japanese tencha, thick &amp; concentrated</text:p>
      <text:p text:style-name="P20"><text:tab/><text:tab/><text:span text:style-name="T27">Organic Mint Mélange - 18</text:span></text:p>
      <text:p text:style-name="P20"><text:tab/><text:tab/><text:tab/>organic mint leaves | a soothing herbal infusion</text:p>
      <text:p text:style-name="P23"><text:tab/><text:tab/></text:p>
      <text:p text:style-name="P23"><text:soft-page-break/><text:tab/><text:tab/><text:span text:style-name="T27">Wild Blossoms &amp; Berries <text:s/>- 18 <text:s/>(can be served as iced tea)</text:span></text:p>
      <text:p text:style-name="P20"><text:tab/><text:tab/><text:tab/>herbal tea | blackberry and black currant, infused with lemongrass, hibiscus, <text:tab/><text:tab/><text:tab/><text:tab/>chamomile, mint, licorice root, and spices</text:p>
      <text:p text:style-name="P20"><text:tab/><text:tab/><text:span text:style-name="T27">Chai Latte - 25</text:span></text:p>
      <text:p text:style-name="P20"><text:tab/><text:tab/><text:tab/>black tea | aromatic spices | frothy milk</text:p>
      <text:p text:style-name="P20"><text:tab/></text:p>
      <text:p text:style-name="P42"><text:span text:style-name="T41"><text:tab/><text:tab/></text:span><text:span text:style-name="T47">HOT CHOCOLATE </text:span><text:span text:style-name="T40">- 22</text:span></text:p>
      <text:p text:style-name="Standard"><text:span text:style-name="T47"><text:tab/><text:tab/><text:tab/></text:span><text:span text:style-name="T41">An indulgent drink with warm milk &amp; luxurious Valrhona dark chocolate chips </text:span></text:p>
      <text:p text:style-name="P20"><text:tab/><text:tab/><text:tab/>Add marshmallows or whipped cream for an extra charge.</text:p>
      <text:p text:style-name="P20"><text:tab/></text:p>
      <text:p text:style-name="Standard"><text:span text:style-name="T51"><text:tab/>SMOOTHIES</text:span></text:p>
      <text:p text:style-name="Standard"><text:span text:style-name="T51"><text:s text:c="3"/><text:tab/><text:tab/></text:span><text:span text:style-name="T11">Power boost your smoothie by adding chia or flax seeds, for an additional cost <text:tab/><text:tab/>of AED 4</text:span></text:p>
      <text:p text:style-name="P26"><text:tab/><text:tab/>The Essential Five - 25</text:p>
      <text:p text:style-name="P20"><text:tab/><text:tab/><text:tab/>blueberries | puffed wheat | banana | almonds | milk</text:p>
      <text:p text:style-name="P20"><text:tab/><text:tab/><text:span text:style-name="T27">Tropical Kale - 25</text:span></text:p>
      <text:p text:style-name="P20"><text:tab/><text:tab/><text:tab/>coconut milk | banana | kale | flax seeds </text:p>
      <text:p text:style-name="P20"><text:tab/><text:tab/><text:span text:style-name="T27">Mango Lassi - 25</text:span></text:p>
      <text:p text:style-name="P20"><text:tab/><text:tab/><text:tab/>mango | yoghurt</text:p>
      <text:p text:style-name="P20"><text:tab/><text:tab/><text:span text:style-name="T27">Medjool Date - 25</text:span></text:p>
      <text:p text:style-name="P20"><text:tab/><text:tab/><text:tab/>medjool dates | banana | milk</text:p>
      <text:p text:style-name="P20"><text:tab/><text:tab/><text:span text:style-name="T27">Peanut Butter - 25</text:span></text:p>
      <text:p text:style-name="P20"><text:tab/><text:tab/><text:tab/>Valrhona chocolate | cocoa | almond milk</text:p>
      <text:p text:style-name="P20"><text:tab/><text:tab/><text:span text:style-name="T27">Spiced Chai - 25</text:span></text:p>
      <text:p text:style-name="P20"><text:tab/><text:tab/><text:tab/>vanilla | cinnamon | ginger | chai seeds | almond milk</text:p>
      <text:p text:style-name="P20"><text:tab/><text:tab/><text:span text:style-name="T27">Super Seven- 28</text:span></text:p>
      <text:p text:style-name="P20"><text:tab/><text:tab/><text:tab/>apple | blueberries | mango | banana | oats | goji berries | yoghur</text:p>
      <text:p text:style-name="Standard"/>
      <text:p text:style-name="P29"><text:tab/>FRESH JUICES</text:p>
      <text:p text:style-name="P28"><text:span text:style-name="T28"><text:tab/><text:tab/></text:span><text:span text:style-name="T11">Orange, Carrot or Watermelon - 25/30 </text:span></text:p>
      <text:p text:style-name="P4"><text:tab/><text:tab/>Fresh Coconut Water - 25</text:p>
      <text:p text:style-name="P4"><text:tab/><text:tab/>Mint Lemonade- 25/30</text:p>
      <text:p text:style-name="P4"><text:tab/><text:tab/>Go Green - 25/30</text:p>
      <text:p text:style-name="P2"><text:tab/><text:tab/><text:tab/>kale | apple | ginger | orange</text:p>
      <text:p text:style-name="P2"><text:tab/><text:tab/><text:span text:style-name="T27">Sunrise - 25/30</text:span></text:p>
      <text:p text:style-name="P2"><text:tab/><text:tab/><text:tab/>orange | carrot | beetroot</text:p>
      <text:p text:style-name="P2"><text:tab/></text:p>
      <text:p text:style-name="Standard"><text:span text:style-name="T14"><text:tab/></text:span><text:span text:style-name="T53">SPARKLERS</text:span></text:p>
      <text:p text:style-name="P43"><text:span text:style-name="T54"><text:tab/><text:tab/></text:span><text:span text:style-name="T11">Served with a bottle of sparkling water</text:span></text:p>
      <text:p text:style-name="P4"><text:tab/><text:tab/>Elderflower, cucumber &amp; mint <text:s/>- 25</text:p>
      <text:p text:style-name="P4"><text:tab/><text:tab/>Mixed Berries - 25</text:p>
      <text:p text:style-name="P4"><text:tab/><text:tab/>Lemongrass Cooler <text:s/>- 25</text:p>
      <text:p text:style-name="P44"><text:span text:style-name="T11"><text:tab/></text:span></text:p>
      <text:p text:style-name="P44"><text:span text:style-name="T11"><text:tab/></text:span><text:span text:style-name="T53">BOTTLED JUICES</text:span></text:p>
      <text:p text:style-name="P44"><text:span text:style-name="T53"><text:tab/><text:tab/></text:span><text:span text:style-name="T11">Fentimans Botanically Brewed Beverages- 20</text:span></text:p>
      <text:p text:style-name="P2"><text:tab/><text:tab/><text:tab/>curiosity cola, mandarin &amp; seville orange, rose lemonade, victorian lemonade</text:p>
      <text:p text:style-name="P2"><text:tab/><text:tab/><text:span text:style-name="T27">James White Fine Pressed Fruit Juice - 20</text:span></text:p>
      <text:p text:style-name="P2"><text:tab/><text:tab/><text:tab/>big tom, organic apple &amp; crushed ginger, beet it shot, organic pear &amp; raspberry</text:p>
      <text:p text:style-name="P44"><text:span text:style-name="T53"/></text:p>
      <text:p text:style-name="P32">CAKES &amp; DESSERTS</text:p>
      <text:p text:style-name="P33"><text:span text:style-name="T31"><text:tab/></text:span><text:span text:style-name="T7">À LA CARTE</text:span></text:p>
      <text:p text:style-name="P20"><text:tab/><text:tab/><text:span text:style-name="T27">Apple Crumble - <text:s/>25</text:span></text:p>
      <text:p text:style-name="P20"><text:tab/><text:tab/><text:tab/>Granny Smith apples | walnuts | raisins | brown sugar crumble | vanilla ice-cream </text:p>
      <text:p text:style-name="P20"><text:tab/><text:tab/><text:span text:style-name="T27">Fresh Fruits - 40</text:span></text:p>
      <text:p text:style-name="P20"><text:tab/><text:tab/><text:tab/>selection of fruits | cream, low-fat yoghurt or passion fruit sorbet</text:p>
      <text:p text:style-name="P20"><text:tab/><text:tab/><text:span text:style-name="T27">Black Forest Affogato- 25</text:span></text:p>
      <text:p text:style-name="P20"><text:tab/><text:tab/><text:tab/>chocolate cake | dark cherries | vanilla ice-cream | espresso</text:p>
      <text:p text:style-name="P20"><text:tab/><text:tab/><text:span text:style-name="T27">Churros - 25</text:span></text:p>
      <text:p text:style-name="P20"><text:tab/><text:tab/><text:tab/>Spanish fried pastry | cinnamon sugar | Valrhona sauce</text:p>
      <text:p text:style-name="P20"><text:tab/><text:tab/><text:span text:style-name="T27">Crepes - 38</text:span></text:p>
      <text:p text:style-name="P20"><text:tab/><text:tab/><text:tab/>Valrhona dark chocolate| dulcey chocolate | whipped cream</text:p>
      <text:p text:style-name="P20"><text:tab/><text:tab/><text:span text:style-name="T27">Valrhona Chocolate Brownie - 30</text:span></text:p>
      <text:p text:style-name="P20"><text:tab/><text:tab/><text:tab/>pecan nuts | vanilla ice-cream | Valrhona dulcey sauce - served hot in a skillet</text:p>
      <text:p text:style-name="P20"/>
      <text:p text:style-name="P20"><text:soft-page-break/><text:tab/><text:tab/><text:span text:style-name="T27">Valrhona Chocolate Fondant -35</text:span></text:p>
      <text:p text:style-name="P20"><text:tab/><text:tab/><text:tab/>burnt orange zest | vanilla ice-cream</text:p>
      <text:p text:style-name="P20"><text:tab/><text:tab/><text:span text:style-name="T27">Banoffe Pie - 25</text:span></text:p>
      <text:p text:style-name="P20"><text:tab/><text:tab/><text:tab/>banana | sticky toffee | crushed digestive biscuits | whipped cream</text:p>
      <text:p text:style-name="P20"><text:tab/><text:tab/><text:span text:style-name="T27">Home-Made Ice-Cream - 10 </text:span></text:p>
      <text:p text:style-name="P20"><text:tab/><text:tab/><text:tab/>per scoop ask your server for our flavours of the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sans-serif" svg:font-family="sans-serif"/>
    <style:font-face style:name="serif-Serif" svg:font-family="serif-Serif" style:font-family-generic="roman"/>
    <style:font-face style:name="Sans-serfi" svg:font-family="Sans-serfi" style:font-family-generic="swiss"/>
    <style:font-face style:name="Sans-serif" svg:font-family="Sans-serif" style:font-family-generic="swiss"/>
    <style:font-face style:name="sans- Serif" svg:font-family="'sans- Serif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kdhudla </meta:initial-creator>
    <meta:creation-date>2015-07-09T14:52:06</meta:creation-date>
    <dc:date>2015-07-09T18:47:42.976195858</dc:date>
    <meta:editing-duration>PT2H1M15S</meta:editing-duration>
    <meta:editing-cycles>133</meta:editing-cycles>
    <meta:generator>LibreOffice/4.2.8.2$Linux_X86_64 LibreOffice_project/420m0$Build-2</meta:generator>
    <meta:document-statistic meta:table-count="0" meta:image-count="0" meta:object-count="0" meta:page-count="9" meta:paragraph-count="441" meta:word-count="2633" meta:character-count="15545" meta:non-whitespace-character-count="12166"/>
  </office:meta>
</office:document-meta>
</file>